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4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3.09pt"/>
    </style:style>
    <style:style style:name="co9" style:family="table-column">
      <style:table-column-properties fo:break-before="auto" style:column-width="38.35pt"/>
    </style:style>
    <style:style style:name="co10" style:family="table-column">
      <style:table-column-properties fo:break-before="auto" style:column-width="660.61pt"/>
    </style:style>
    <style:style style:name="co11" style:family="table-column">
      <style:table-column-properties fo:break-before="auto" style:column-width="138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 style:vertical-align="top"/>
    </style:style>
    <style:style style:name="ce7" style:family="table-cell" style:parent-style-name="Default">
      <style:table-cell-properties fo:border-bottom="0.74pt dotted #000000" fo:wrap-option="wrap" fo:border-left="none" fo:border-right="none" fo:border-top="none" style:vertical-align="top"/>
    </style:style>
    <style:style style:name="ce8" style:family="table-cell" style:parent-style-name="Default">
      <style:table-cell-properties fo:border-bottom="0.74pt dotted #000000" fo:border-left="none" fo:border-right="none" fo:border-top="0.74pt dotted #000000"/>
    </style:style>
    <style:style style:name="ce9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8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[Help]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This spreadsheet defines the global permission for roles (they are set for the root object in the object hirarchy and therefor inherited by all children)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t might be used to import workflows in adhocarcy3 or generate functional permissions tests. To make this work please don't change the naming of columuns/fields.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2" office:value-type="string" calcext:value-type="string">
            <text:p>Emphasised permissions are important to modle workflow for organisations, processes, process content workflows.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2" office:value-type="string" calcext:value-type="string">
            <text:p>All resources are using the default 'view' and 'edit', 'create' permission. The may be replaced for specific resource sheets/fields. 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office:value-type="string" calcext:value-type="string">
            <text:p>Resource versions are not editable, instead you create a new version resource. <text:s/>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office:value-type="string" calcext:value-type="string">
            <text:p>All resource have a type specfic create permission. The suffix is normally `create_`, but for resource versions it is 'edit_'. <text:s text:c="7"/>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2" office:value-type="string" calcext:value-type="string">
            <text:p>Valid values for the permission table are “y” , “N” , or empty (implies ”N”)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2" office:value-type="string" calcext:value-type="string">
            <text:p>Note: This role/permission mapping is work in progress until we know what we actually need. The only roles used in productive installations are Participant, Moderator and Creator.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office:value-type="string" calcext:value-type="string">
            <text:p>Also its possible to remove these global permission mapping and only use workflows. If you change this document please save a new version to track changes.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2" office:value-type="string" calcext:value-type="string">
            <text:p>Modification date:</text:p>
          </table:table-cell>
          <table:table-cell table:style-name="ce2" office:value-type="string" calcext:value-type="string">
            <text:p>2016.02.19</text:p>
          </table:table-cell>
          <table:table-cell table:style-name="ce2" table:number-columns-repeated="1021"/>
          <table:table-cell/>
        </table:table-row>
        <table:table-row table:style-name="ro1">
          <table:table-cell table:style-name="ce2" office:value-type="string" calcext:value-type="string">
            <text:p>Same as source code permissions: 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  <table:table-cell/>
        </table:table-row>
        <table:table-row table:style-name="ro1">
          <table:table-cell table:style-name="ce1" office:value-type="string" calcext:value-type="string">
            <text:p>[root]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3" office:value-type="string" calcext:value-type="string">
            <text:p>Permissions</text:p>
          </table:table-cell>
          <table:table-cell table:style-name="ce6"/>
          <table:table-cell table:style-name="ce6" office:value-type="string" calcext:value-type="string">
            <text:p><text:span text:style-name="T1">Anonymous</text:span> (global role for all not logged in users)</text:p>
          </table:table-cell>
          <table:table-cell table:style-name="ce6" office:value-type="string" calcext:value-type="string">
            <text:p><text:span text:style-name="T1">Authenticated</text:span> (global role automaically set when logged in)</text:p>
          </table:table-cell>
          <table:table-cell table:style-name="ce3" office:value-type="string" calcext:value-type="string">
            <text:p>Participant <text:span text:style-name="T2">(local role)</text:span></text:p>
          </table:table-cell>
          <table:table-cell table:style-name="ce3" office:value-type="string" calcext:value-type="string">
            <text:p>Moderator  <text:span text:style-name="T2">(local role)</text:span></text:p>
          </table:table-cell>
          <table:table-cell table:style-name="ce6" office:value-type="string" calcext:value-type="string">
            <text:p><text:span text:style-name="T1">Creator</text:span> (local role automically set when creating a new resource)</text:p>
          </table:table-cell>
          <table:table-cell table:style-name="ce3" office:value-type="string" calcext:value-type="string">
            <text:p>Initiator  <text:span text:style-name="T2">(local role)</text:span></text:p>
          </table:table-cell>
          <table:table-cell table:style-name="ce3" office:value-type="string" calcext:value-type="string">
            <text:p>Admin  <text:span text:style-name="T2">(local role)</text:span></text:p>
          </table:table-cell>
          <table:table-cell table:style-name="ce7" office:value-type="string" calcext:value-type="string">
            <text:p>Comment</text:p>
          </table:table-cell>
          <table:table-cell table:style-name="ce9" table:number-columns-repeated="1014"/>
        </table:table-row>
        <table:table-row table:style-name="ro1">
          <table:table-cell table:style-name="ce4" office:value-type="string" calcext:value-type="string">
            <text:p>view</text:p>
          </table:table-cell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default permission to view specific resource sheets/field; <text:s/>View a resource or show it in lis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efault permission to create specific resource sheets/fields; general guard permission to create resources or resource versions (do post requests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dit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efault permission to edit specific resourche sheets/fiel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it_some</text:p>
          </table:table-cell>
          <table:table-cell table:number-columns-repeated="3"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General guard permission to edit non versionable resources (do put request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ark resources as “deleted”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ide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ark resources as “hidden” because there are legal problem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_transition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efault permission to do transition to next workflow state (phas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essage_to_user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nd message to users, for example to report illigal resources (“Melde button”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pool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create pool resource (structure resource without a special semantic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organisation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create organisation resourc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process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efault create permission for all process resourc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asset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upload images/fil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external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create resources pointing to external ur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badge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eate badge resourc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badge_assignment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eate badge assignment resources (assgin badge to resour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badge_group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eate badge group (allows to structure badges and set different assign_badge permiss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gn_badge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llow to assign a specific badge with a badge_assignment resourc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proposal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default create permission for all not versionable/versionable proposal resources (process content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dit_proposal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default permission to create proposal version resources (to edit non versionable proposals you need the edit permission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document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default create permission for all not versionable/versionable document resources (process content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dit_document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default permission to create document version resources (to edit non versionable documents you need the edit permission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comment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create comment resourc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dit_comment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create comment version resourc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rate</text:p>
          </table:table-cell>
          <table:table-cell table:number-columns-repeated="8"/>
          <table:table-cell office:value-type="string" calcext:value-type="string">
            <text:p>create rate or like resourc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dit_rate</text:p>
          </table:table-cell>
          <table:table-cell table:number-columns-repeated="8"/>
          <table:table-cell office:value-type="string" calcext:value-type="string">
            <text:p>create rate or like version resourc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reate_user</text:p>
          </table:table-cell>
          <table:table-cell table:number-columns-repeated="8"/>
          <table:table-cell office:value-type="string" calcext:value-type="string">
            <text:p>create user resources (allow to regis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it_user_extendend</text:p>
          </table:table-cell>
          <table:table-cell table:number-columns-repeated="8"/>
          <table:table-cell office:value-type="string" calcext:value-type="string">
            <text:p>edit the user extendend sheet/fields (email, login nam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ew_user_extended</text:p>
          </table:table-cell>
          <table:table-cell table:number-columns-repeated="8"/>
          <table:table-cell office:value-type="string" calcext:value-type="string">
            <text:p>view the user extended sheets/fiel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edit_sheet_permissions</text:p>
          </table:table-cell>
          <table:table-cell table:number-columns-repeated="8"/>
          <table:table-cell office:value-type="string" calcext:value-type="string">
            <text:p>edit the user permission sheet (group membership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_group</text:p>
          </table:table-cell>
          <table:table-cell table:number-columns-repeated="8"/>
          <table:table-cell office:value-type="string" calcext:value-type="string">
            <text:p>create user group resource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4:13:19.512212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6:35:39.585264084</dc:date>
    <meta:generator>LibreOffice/5.0.5.2$Linux_X86_64 LibreOffice_project/00$Build-2</meta:generator>
    <meta:editing-duration>PT1H52M46S</meta:editing-duration>
    <meta:editing-cycles>21</meta:editing-cycles>
    <dc:creator>Jocha </dc:creator>
    <meta:document-statistic meta:table-count="1" meta:cell-count="140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al, copy of source code permissions" VL:creator="Jocha " dc:date-time="2016-02-19T16:34:36"/>
</VL:version-list>
</file>